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4.7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0.44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111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_table_av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SplitLayer</text:p>
          </table:table-cell>
          <table:table-cell office:value-type="string" calcext:value-type="string">
            <text:p>1stInfTime</text:p>
          </table:table-cell>
          <table:table-cell office:value-type="string" calcext:value-type="string">
            <text:p>2ndInfTime</text:p>
          </table:table-cell>
          <table:table-cell office:value-type="string" calcext:value-type="string">
            <text:p>oscarJobTime</text:p>
          </table:table-cell>
          <table:table-cell office:value-type="string" calcext:value-type="string">
            <text:p>kubePodTime</text:p>
          </table:table-cell>
          <table:table-cell office:value-type="string" calcext:value-type="string">
            <text:p>tensorSaveTime</text:p>
          </table:table-cell>
          <table:table-cell office:value-type="string" calcext:value-type="string">
            <text:p>tensorLoadTime</text:p>
          </table:table-cell>
          <table:table-cell office:value-type="string" calcext:value-type="string">
            <text:p>tensorLenght</text:p>
          </table:table-cell>
          <table:table-cell office:value-type="string" calcext:value-type="string">
            <text:p>networkingTime</text:p>
          </table:table-cell>
          <table:table-cell office:value-type="string" calcext:value-type="string">
            <text:p>singleLayerInfTime</text:p>
          </table:table-cell>
          <table:table-cell office:value-type="string" calcext:value-type="string">
            <text:p>OpType</text:p>
          </table:table-cell>
          <table:table-cell office:value-type="string" calcext:value-type="string">
            <text:p>NrParameters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singleLayerInfTimeProf</text:p>
          </table:table-cell>
          <table:table-cell office:value-type="string" calcext:value-type="string">
            <text:p>ErrorPercentage</text:p>
          </table:table-cell>
          <table:table-cell office:value-type="string" calcext:value-type="string">
            <text:p>AbsErrorPercentage</text:p>
          </table:table-cell>
          <table:table-cell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.187671813002089" calcext:value-type="float">
            <text:p>0.18767181300208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" calcext:value-type="float">
            <text:p>0</text:p>
          </table:table-cell>
          <table:table-cell office:value-type="float" office:value="1.51191790680168" calcext:value-type="float">
            <text:p>1.51191790680168</text:p>
          </table:table-cell>
          <table:table-cell office:value-type="float" office:value="2.3834" calcext:value-type="float">
            <text:p>2.3834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0.00834848600061378" calcext:value-type="float">
            <text:p>0.008348486000614</text:p>
          </table:table-cell>
          <table:table-cell office:value-type="float" office:value="2457600" calcext:value-type="float">
            <text:p>2457600</text:p>
          </table:table-cell>
          <table:table-cell office:value-type="float" office:value="0.149292191003042" calcext:value-type="float">
            <text:p>0.1492921910030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tial-mobilenetv2_1.00_160-bn_Conv1-FusedBatchNormV3_0</text:p>
          </table:table-cell>
          <table:table-cell office:value-type="float" office:value="0.0325506824010517" calcext:value-type="float">
            <text:p>0.032550682401052</text:p>
          </table:table-cell>
          <table:table-cell office:value-type="float" office:value="1.362041924597" calcext:value-type="float">
            <text:p>1.362041924597</text:p>
          </table:table-cell>
          <table:table-cell office:value-type="float" office:value="2.3422" calcext:value-type="float">
            <text:p>2.3422</text:p>
          </table:table-cell>
          <table:table-cell office:value-type="float" office:value="5.4" calcext:value-type="float">
            <text:p>5.4</text:p>
          </table:table-cell>
          <table:table-cell office:value-type="float" office:value="0.0587053849958465" calcext:value-type="float">
            <text:p>0.058705384995847</text:p>
          </table:table-cell>
          <table:table-cell office:value-type="float" office:value="0.0228671410004608" calcext:value-type="float">
            <text:p>0.022867141000461</text:p>
          </table:table-cell>
          <table:table-cell office:value-type="float" office:value="6553600" calcext:value-type="float">
            <text:p>6553600</text:p>
          </table:table-cell>
          <table:table-cell office:value-type="float" office:value="0.22527690899733" calcext:value-type="float">
            <text:p>0.22527690899733</text:p>
          </table:table-cell>
          <table:table-cell office:value-type="float" office:value="0.0228684714020346" calcext:value-type="float">
            <text:p>0.022868471402035</text:p>
          </table:table-cell>
          <table:table-cell office:value-type="string" calcext:value-type="string">
            <text:p>Conv</text:p>
          </table:table-cell>
          <table:table-cell office:value-type="float" office:value="896" calcext:value-type="float">
            <text:p>896</text:p>
          </table:table-cell>
          <table:table-cell office:value-type="float" office:value="864" calcext:value-type="float">
            <text:p>864</text:p>
          </table:table-cell>
          <table:table-cell office:value-type="float" office:value="0.006255" calcext:value-type="float">
            <text:p>0.006255</text:p>
          </table:table-cell>
          <table:table-cell table:formula="of:=(SUM([.$N$4:.N4])-[.B4])/[.B4]" office:value-type="float" office:value="-0.807838129998838" calcext:value-type="float">
            <text:p>-0.807838129998838</text:p>
          </table:table-cell>
          <table:table-cell table:formula="of:=ABS([.O4])" office:value-type="float" office:value="0.807838129998838" calcext:value-type="float">
            <text:p>0.807838129998838</text:p>
          </table:table-cell>
          <table:table-cell office:value-type="string" calcext:value-type="string">
            <text:p>AverageOfAbs</text:p>
          </table:table-cell>
        </table:table-row>
        <table:table-row table:style-name="ro1">
          <table:table-cell office:value-type="string" calcext:value-type="string">
            <text:p>sequential-mobilenetv2_1.00_160-expanded_conv_depthwise_BN-FusedBatchNormV3_0</text:p>
          </table:table-cell>
          <table:table-cell office:value-type="float" office:value="0.0319284135999624" calcext:value-type="float">
            <text:p>0.031928413599962</text:p>
          </table:table-cell>
          <table:table-cell office:value-type="float" office:value="1.32130442700145" calcext:value-type="float">
            <text:p>1.32130442700145</text:p>
          </table:table-cell>
          <table:table-cell office:value-type="float" office:value="2.3066" calcext:value-type="float">
            <text:p>2.3066</text:p>
          </table:table-cell>
          <table:table-cell office:value-type="float" office:value="5.8" calcext:value-type="float">
            <text:p>5.8</text:p>
          </table:table-cell>
          <table:table-cell office:value-type="float" office:value="0.0670751809957437" calcext:value-type="float">
            <text:p>0.067075180995744</text:p>
          </table:table-cell>
          <table:table-cell office:value-type="float" office:value="0.0236005170008866" calcext:value-type="float">
            <text:p>0.023600517000887</text:p>
          </table:table-cell>
          <table:table-cell office:value-type="float" office:value="6553600" calcext:value-type="float">
            <text:p>6553600</text:p>
          </table:table-cell>
          <table:table-cell office:value-type="float" office:value="0.221726074996695" calcext:value-type="float">
            <text:p>0.221726074996695</text:p>
          </table:table-cell>
          <table:table-cell office:value-type="float" office:value="0.019150123000145" calcext:value-type="float">
            <text:p>0.019150123000145</text:p>
          </table:table-cell>
          <table:table-cell office:value-type="string" calcext:value-type="string">
            <text:p>Conv</text:p>
          </table:table-cell>
          <table:table-cell office:value-type="float" office:value="320" calcext:value-type="float">
            <text:p>320</text:p>
          </table:table-cell>
          <table:table-cell office:value-type="float" office:value="9312" calcext:value-type="float">
            <text:p>9312</text:p>
          </table:table-cell>
          <table:table-cell office:value-type="float" office:value="0.006429" calcext:value-type="float">
            <text:p>0.006429</text:p>
          </table:table-cell>
          <table:table-cell table:formula="of:=(SUM([.$N$4:.N5])-[.B5])/[.B5]" office:value-type="float" office:value="-0.602736291288367" calcext:value-type="float">
            <text:p>-0.602736291288367</text:p>
          </table:table-cell>
          <table:table-cell table:formula="of:=ABS([.O5])" office:value-type="float" office:value="0.602736291288367" calcext:value-type="float">
            <text:p>0.602736291288367</text:p>
          </table:table-cell>
          <table:table-cell table:formula="of:=AVERAGE([.P4:.P43])" office:value-type="float" office:value="0.152124207067866" calcext:value-type="float">
            <text:p>0.152124207067866</text:p>
          </table:table-cell>
        </table:table-row>
        <table:table-row table:style-name="ro1">
          <table:table-cell office:value-type="string" calcext:value-type="string">
            <text:p>sequential-mobilenetv2_1.00_160-expanded_conv_project_BN-FusedBatchNormV3_0</text:p>
          </table:table-cell>
          <table:table-cell office:value-type="float" office:value="0.025779759400757" calcext:value-type="float">
            <text:p>0.025779759400757</text:p>
          </table:table-cell>
          <table:table-cell office:value-type="float" office:value="1.43725788640004" calcext:value-type="float">
            <text:p>1.43725788640004</text:p>
          </table:table-cell>
          <table:table-cell office:value-type="float" office:value="2.295" calcext:value-type="float">
            <text:p>2.295</text:p>
          </table:table-cell>
          <table:table-cell office:value-type="float" office:value="5.4" calcext:value-type="float">
            <text:p>5.4</text:p>
          </table:table-cell>
          <table:table-cell office:value-type="float" office:value="0.0190348399992217" calcext:value-type="float">
            <text:p>0.019034839999222</text:p>
          </table:table-cell>
          <table:table-cell office:value-type="float" office:value="0.0110348739981419" calcext:value-type="float">
            <text:p>0.011034873998142</text:p>
          </table:table-cell>
          <table:table-cell office:value-type="float" office:value="3276800" calcext:value-type="float">
            <text:p>3276800</text:p>
          </table:table-cell>
          <table:table-cell office:value-type="float" office:value="0.175293941996642" calcext:value-type="float">
            <text:p>0.175293941996642</text:p>
          </table:table-cell>
          <table:table-cell office:value-type="float" office:value="0.0157375575989136" calcext:value-type="float">
            <text:p>0.015737557598914</text:p>
          </table:table-cell>
          <table:table-cell office:value-type="string" calcext:value-type="string">
            <text:p>Conv</text:p>
          </table:table-cell>
          <table:table-cell office:value-type="float" office:value="528" calcext:value-type="float">
            <text:p>528</text:p>
          </table:table-cell>
          <table:table-cell office:value-type="float" office:value="608" calcext:value-type="float">
            <text:p>608</text:p>
          </table:table-cell>
          <table:table-cell office:value-type="float" office:value="0.009087" calcext:value-type="float">
            <text:p>0.009087</text:p>
          </table:table-cell>
          <table:table-cell table:formula="of:=(SUM([.$N$4:.N6])-[.B6])/[.B6]" office:value-type="float" office:value="-0.155500264313534" calcext:value-type="float">
            <text:p>-0.155500264313534</text:p>
          </table:table-cell>
          <table:table-cell table:formula="of:=ABS([.O6])" office:value-type="float" office:value="0.155500264313534" calcext:value-type="float">
            <text:p>0.15550026431353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expand-Conv2D_0</text:p>
          </table:table-cell>
          <table:table-cell office:value-type="float" office:value="0.0930494825995993" calcext:value-type="float">
            <text:p>0.093049482599599</text:p>
          </table:table-cell>
          <table:table-cell office:value-type="float" office:value="1.00891652440041" calcext:value-type="float">
            <text:p>1.00891652440041</text:p>
          </table:table-cell>
          <table:table-cell office:value-type="float" office:value="2.244" calcext:value-type="float">
            <text:p>2.244</text:p>
          </table:table-cell>
          <table:table-cell office:value-type="float" office:value="5" calcext:value-type="float">
            <text:p>5</text:p>
          </table:table-cell>
          <table:table-cell office:value-type="float" office:value="0.442925194001873" calcext:value-type="float">
            <text:p>0.442925194001873</text:p>
          </table:table-cell>
          <table:table-cell office:value-type="float" office:value="0.0659748079997371" calcext:value-type="float">
            <text:p>0.065974807999737</text:p>
          </table:table-cell>
          <table:table-cell office:value-type="float" office:value="19660800" calcext:value-type="float">
            <text:p>19660800</text:p>
          </table:table-cell>
          <table:table-cell office:value-type="float" office:value="0.582019240006048" calcext:value-type="float">
            <text:p>0.582019240006048</text:p>
          </table:table-cell>
          <table:table-cell office:value-type="float" office:value="0.0774004555976717" calcext:value-type="float">
            <text:p>0.077400455597672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.003602" calcext:value-type="float">
            <text:p>0.003602</text:p>
          </table:table-cell>
          <table:table-cell table:formula="of:=(SUM([.$N$4:.N7])-[.B7])/[.B7]" office:value-type="float" office:value="-0.727317129648293" calcext:value-type="float">
            <text:p>-0.727317129648293</text:p>
          </table:table-cell>
          <table:table-cell table:formula="of:=ABS([.O7])" office:value-type="float" office:value="0.727317129648293" calcext:value-type="float">
            <text:p>0.72731712964829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expand_BN-FusedBatchNormV3_0</text:p>
          </table:table-cell>
          <table:table-cell office:value-type="float" office:value="0.0940332699989085" calcext:value-type="float">
            <text:p>0.094033269998909</text:p>
          </table:table-cell>
          <table:table-cell office:value-type="float" office:value="1.15792691920069" calcext:value-type="float">
            <text:p>1.15792691920069</text:p>
          </table:table-cell>
          <table:table-cell office:value-type="float" office:value="2.4202" calcext:value-type="float">
            <text:p>2.4202</text:p>
          </table:table-cell>
          <table:table-cell office:value-type="float" office:value="5.4" calcext:value-type="float">
            <text:p>5.4</text:p>
          </table:table-cell>
          <table:table-cell office:value-type="float" office:value="0.483439458002977" calcext:value-type="float">
            <text:p>0.483439458002977</text:p>
          </table:table-cell>
          <table:table-cell office:value-type="float" office:value="0.0658815429997048" calcext:value-type="float">
            <text:p>0.065881542999705</text:p>
          </table:table-cell>
          <table:table-cell office:value-type="float" office:value="19660800" calcext:value-type="float">
            <text:p>19660800</text:p>
          </table:table-cell>
          <table:table-cell office:value-type="float" office:value="0.548998599006154" calcext:value-type="float">
            <text:p>0.548998599006154</text:p>
          </table:table-cell>
          <table:table-cell office:value-type="float" office:value="0.0517842089990154" calcext:value-type="float">
            <text:p>0.051784208999015</text:p>
          </table:table-cell>
          <table:table-cell office:value-type="string" calcext:value-type="string">
            <text:p>BatchNormalization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(SUM([.$N$4:.N8])-[.B8])/[.B8]" office:value-type="float" office:value="-0.730169970689156" calcext:value-type="float">
            <text:p>-0.730169970689156</text:p>
          </table:table-cell>
          <table:table-cell table:formula="of:=ABS([.O8])" office:value-type="float" office:value="0.730169970689156" calcext:value-type="float">
            <text:p>0.73016997068915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equential-mobilenetv2_1.00_160-block_1_pad-Pad_0</text:p>
          </table:table-cell>
          <table:table-cell office:value-type="float" office:value="0.111170119000599" calcext:value-type="float">
            <text:p>0.111170119000599</text:p>
          </table:table-cell>
          <table:table-cell office:value-type="float" office:value="1.2048823412013" calcext:value-type="float">
            <text:p>1.2048823412013</text:p>
          </table:table-cell>
          <table:table-cell office:value-type="float" office:value="2.4962" calcext:value-type="float">
            <text:p>2.4962</text:p>
          </table:table-cell>
          <table:table-cell office:value-type="float" office:value="5.4" calcext:value-type="float">
            <text:p>5.4</text:p>
          </table:table-cell>
          <table:table-cell office:value-type="float" office:value="0.402918150997721" calcext:value-type="float">
            <text:p>0.402918150997721</text:p>
          </table:table-cell>
          <table:table-cell office:value-type="float" office:value="0.0663135120048537" calcext:value-type="float">
            <text:p>0.066313512004854</text:p>
          </table:table-cell>
          <table:table-cell office:value-type="float" office:value="20155392" calcext:value-type="float">
            <text:p>20155392</text:p>
          </table:table-cell>
          <table:table-cell office:value-type="float" office:value="0.534910595997644" calcext:value-type="float">
            <text:p>0.534910595997644</text:p>
          </table:table-cell>
          <table:table-cell office:value-type="float" office:value="0.0889145690001897" calcext:value-type="float">
            <text:p>0.08891456900019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77804" calcext:value-type="float">
            <text:p>0.077804</text:p>
          </table:table-cell>
          <table:table-cell table:formula="of:=(SUM([.$N$4:.N9])-[.B9])/[.B9]" office:value-type="float" office:value="-0.0718998870600808" calcext:value-type="float">
            <text:p>-0.071899887060081</text:p>
          </table:table-cell>
          <table:table-cell table:formula="of:=ABS([.O9])" office:value-type="float" office:value="0.0718998870600808" calcext:value-type="float">
            <text:p>0.071899887060081</text:p>
          </table:table-cell>
          <table:table-cell table:formula="of:=AVERAGE([.O4:.O43])" office:value-type="float" office:value="-0.0108490671427815" calcext:value-type="float">
            <text:p>-0.010849067142782</text:p>
          </table:table-cell>
        </table:table-row>
        <table:table-row table:style-name="ro1">
          <table:table-cell office:value-type="string" calcext:value-type="string">
            <text:p>sequential-mobilenetv2_1.00_160-block_1_depthwise_BN-FusedBatchNormV3_0</text:p>
          </table:table-cell>
          <table:table-cell office:value-type="float" office:value="0.10420359060081" calcext:value-type="float">
            <text:p>0.10420359060081</text:p>
          </table:table-cell>
          <table:table-cell office:value-type="float" office:value="1.27622710060095" calcext:value-type="float">
            <text:p>1.27622710060095</text:p>
          </table:table-cell>
          <table:table-cell office:value-type="float" office:value="2.1954" calcext:value-type="float">
            <text:p>2.1954</text:p>
          </table:table-cell>
          <table:table-cell office:value-type="float" office:value="5.4" calcext:value-type="float">
            <text:p>5.4</text:p>
          </table:table-cell>
          <table:table-cell office:value-type="float" office:value="0.0349210740023409" calcext:value-type="float">
            <text:p>0.034921074002341</text:p>
          </table:table-cell>
          <table:table-cell office:value-type="float" office:value="0.0170758330059471" calcext:value-type="float">
            <text:p>0.017075833005947</text:p>
          </table:table-cell>
          <table:table-cell office:value-type="float" office:value="4915200" calcext:value-type="float">
            <text:p>4915200</text:p>
          </table:table-cell>
          <table:table-cell office:value-type="float" office:value="0.187758059000771" calcext:value-type="float">
            <text:p>0.187758059000771</text:p>
          </table:table-cell>
          <table:table-cell office:value-type="float" office:value="0.0293728806020226" calcext:value-type="float">
            <text:p>0.029372880602023</text:p>
          </table:table-cell>
          <table:table-cell office:value-type="string" calcext:value-type="string">
            <text:p>Conv</text:p>
          </table:table-cell>
          <table:table-cell office:value-type="float" office:value="960" calcext:value-type="float">
            <text:p>960</text:p>
          </table:table-cell>
          <table:table-cell office:value-type="float" office:value="82944" calcext:value-type="float">
            <text:p>82944</text:p>
          </table:table-cell>
          <table:table-cell office:value-type="float" office:value="0" calcext:value-type="float">
            <text:p>0</text:p>
          </table:table-cell>
          <table:table-cell table:formula="of:=(SUM([.$N$4:.N10])-[.B10])/[.B10]" office:value-type="float" office:value="-0.00985177761045022" calcext:value-type="float">
            <text:p>-0.00985177761045</text:p>
          </table:table-cell>
          <table:table-cell table:formula="of:=ABS([.O10])" office:value-type="float" office:value="0.00985177761045022" calcext:value-type="float">
            <text:p>0.00985177761045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project_BN-FusedBatchNormV3_0</text:p>
          </table:table-cell>
          <table:table-cell office:value-type="float" office:value="0.098014303202217" calcext:value-type="float">
            <text:p>0.098014303202217</text:p>
          </table:table-cell>
          <table:table-cell office:value-type="float" office:value="1.07212340460246" calcext:value-type="float">
            <text:p>1.07212340460246</text:p>
          </table:table-cell>
          <table:table-cell office:value-type="float" office:value="1.904" calcext:value-type="float">
            <text:p>1.904</text:p>
          </table:table-cell>
          <table:table-cell office:value-type="float" office:value="5.2" calcext:value-type="float">
            <text:p>5.2</text:p>
          </table:table-cell>
          <table:table-cell office:value-type="float" office:value="0.00898486100049922" calcext:value-type="float">
            <text:p>0.008984861000499</text:p>
          </table:table-cell>
          <table:table-cell office:value-type="float" office:value="0.00440324100054568" calcext:value-type="float">
            <text:p>0.004403241000546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37827402999392" calcext:value-type="float">
            <text:p>0.137827402999392</text:p>
          </table:table-cell>
          <table:table-cell office:value-type="float" office:value="0.0120018904024619" calcext:value-type="float">
            <text:p>0.012001890402462</text:p>
          </table:table-cell>
          <table:table-cell office:value-type="string" calcext:value-type="string">
            <text:p>Conv</text:p>
          </table:table-cell>
          <table:table-cell office:value-type="float" office:value="2328" calcext:value-type="float">
            <text:p>2328</text:p>
          </table:table-cell>
          <table:table-cell office:value-type="float" office:value="2592" calcext:value-type="float">
            <text:p>2592</text:p>
          </table:table-cell>
          <table:table-cell office:value-type="float" office:value="0.004219" calcext:value-type="float">
            <text:p>0.004219</text:p>
          </table:table-cell>
          <table:table-cell table:formula="of:=(SUM([.$N$4:.N11])-[.B11])/[.B11]" office:value-type="float" office:value="0.0957176298894588" calcext:value-type="float">
            <text:p>0.095717629889459</text:p>
          </table:table-cell>
          <table:table-cell table:formula="of:=ABS([.O11])" office:value-type="float" office:value="0.0957176298894588" calcext:value-type="float">
            <text:p>0.09571762988945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2_add-add_0</text:p>
          </table:table-cell>
          <table:table-cell office:value-type="float" office:value="0.108338198602723" calcext:value-type="float">
            <text:p>0.108338198602723</text:p>
          </table:table-cell>
          <table:table-cell office:value-type="float" office:value="0.944688196001516" calcext:value-type="float">
            <text:p>0.944688196001516</text:p>
          </table:table-cell>
          <table:table-cell office:value-type="float" office:value="1.8006" calcext:value-type="float">
            <text:p>1.8006</text:p>
          </table:table-cell>
          <table:table-cell office:value-type="float" office:value="5" calcext:value-type="float">
            <text:p>5</text:p>
          </table:table-cell>
          <table:table-cell office:value-type="float" office:value="0.0062638040035381" calcext:value-type="float">
            <text:p>0.006263804003538</text:p>
          </table:table-cell>
          <table:table-cell office:value-type="float" office:value="0.00409807500545867" calcext:value-type="float">
            <text:p>0.004098075005459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16556025997852" calcext:value-type="float">
            <text:p>0.116556025997852</text:p>
          </table:table-cell>
          <table:table-cell office:value-type="float" office:value="0.0152532420004718" calcext:value-type="float">
            <text:p>0.015253242000472</text:p>
          </table:table-cell>
          <table:table-cell office:value-type="string" calcext:value-type="string">
            <text:p>Add</text:p>
          </table:table-cell>
          <table:table-cell office:value-type="float" office:value="8952" calcext:value-type="float">
            <text:p>8952</text:p>
          </table:table-cell>
          <table:table-cell office:value-type="float" office:value="233232" calcext:value-type="float">
            <text:p>233232</text:p>
          </table:table-cell>
          <table:table-cell office:value-type="float" office:value="0.015715" calcext:value-type="float">
            <text:p>0.015715</text:p>
          </table:table-cell>
          <table:table-cell table:formula="of:=(SUM([.$N$4:.N12])-[.B12])/[.B12]" office:value-type="float" office:value="0.136358196719224" calcext:value-type="float">
            <text:p>0.136358196719224</text:p>
          </table:table-cell>
          <table:table-cell table:formula="of:=ABS([.O12])" office:value-type="float" office:value="0.136358196719224" calcext:value-type="float">
            <text:p>0.13635819671922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expand_BN-FusedBatchNormV3_0</text:p>
          </table:table-cell>
          <table:table-cell office:value-type="float" office:value="0.129171381199558" calcext:value-type="float">
            <text:p>0.129171381199558</text:p>
          </table:table-cell>
          <table:table-cell office:value-type="float" office:value="0.743081440401147" calcext:value-type="float">
            <text:p>0.743081440401147</text:p>
          </table:table-cell>
          <table:table-cell office:value-type="float" office:value="1.7126" calcext:value-type="float">
            <text:p>1.7126</text:p>
          </table:table-cell>
          <table:table-cell office:value-type="float" office:value="5" calcext:value-type="float">
            <text:p>5</text:p>
          </table:table-cell>
          <table:table-cell office:value-type="float" office:value="0.0645872129971394" calcext:value-type="float">
            <text:p>0.06458721299714</text:p>
          </table:table-cell>
          <table:table-cell office:value-type="float" office:value="0.0246662969948375" calcext:value-type="float">
            <text:p>0.024666296994838</text:p>
          </table:table-cell>
          <table:table-cell office:value-type="float" office:value="7372800" calcext:value-type="float">
            <text:p>7372800</text:p>
          </table:table-cell>
          <table:table-cell office:value-type="float" office:value="0.231180082999344" calcext:value-type="float">
            <text:p>0.231180082999344</text:p>
          </table:table-cell>
          <table:table-cell office:value-type="float" office:value="0.0191999553979258" calcext:value-type="float">
            <text:p>0.019199955397926</text:p>
          </table:table-cell>
          <table:table-cell office:value-type="string" calcext:value-type="string">
            <text:p>Conv</text:p>
          </table:table-cell>
          <table:table-cell office:value-type="float" office:value="3600" calcext:value-type="float">
            <text:p>3600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table:formula="of:=(SUM([.$N$4:.N13])-[.B13])/[.B13]" office:value-type="float" office:value="-0.0469173677890388" calcext:value-type="float">
            <text:p>-0.046917367789039</text:p>
          </table:table-cell>
          <table:table-cell table:formula="of:=ABS([.O13])" office:value-type="float" office:value="0.0469173677890388" calcext:value-type="float">
            <text:p>0.04691736778903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pad-Pad_0</text:p>
          </table:table-cell>
          <table:table-cell office:value-type="float" office:value="0.128362815799483" calcext:value-type="float">
            <text:p>0.128362815799483</text:p>
          </table:table-cell>
          <table:table-cell office:value-type="float" office:value="0.883596844597196" calcext:value-type="float">
            <text:p>0.883596844597196</text:p>
          </table:table-cell>
          <table:table-cell office:value-type="float" office:value="1.8992" calcext:value-type="float">
            <text:p>1.8992</text:p>
          </table:table-cell>
          <table:table-cell office:value-type="float" office:value="5.2" calcext:value-type="float">
            <text:p>5.2</text:p>
          </table:table-cell>
          <table:table-cell office:value-type="float" office:value="0.0903816139980336" calcext:value-type="float">
            <text:p>0.090381613998034</text:p>
          </table:table-cell>
          <table:table-cell office:value-type="float" office:value="0.0255839140008902" calcext:value-type="float">
            <text:p>0.02558391400089</text:p>
          </table:table-cell>
          <table:table-cell office:value-type="float" office:value="7746048" calcext:value-type="float">
            <text:p>7746048</text:p>
          </table:table-cell>
          <table:table-cell office:value-type="float" office:value="0.224793244000466" calcext:value-type="float">
            <text:p>0.224793244000466</text:p>
          </table:table-cell>
          <table:table-cell office:value-type="float" office:value="0.0261579414000153" calcext:value-type="float">
            <text:p>0.026157941400015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.018912" calcext:value-type="float">
            <text:p>0.018912</text:p>
          </table:table-cell>
          <table:table-cell table:formula="of:=(SUM([.$N$4:.N14])-[.B14])/[.B14]" office:value-type="float" office:value="0.106418545864997" calcext:value-type="float">
            <text:p>0.106418545864997</text:p>
          </table:table-cell>
          <table:table-cell table:formula="of:=ABS([.O14])" office:value-type="float" office:value="0.106418545864997" calcext:value-type="float">
            <text:p>0.106418545864997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depthwise_BN-FusedBatchNormV3_0</text:p>
          </table:table-cell>
          <table:table-cell office:value-type="float" office:value="0.128906189797271" calcext:value-type="float">
            <text:p>0.128906189797271</text:p>
          </table:table-cell>
          <table:table-cell office:value-type="float" office:value="0.785117308999179" calcext:value-type="float">
            <text:p>0.785117308999179</text:p>
          </table:table-cell>
          <table:table-cell office:value-type="float" office:value="1.6384" calcext:value-type="float">
            <text:p>1.6384</text:p>
          </table:table-cell>
          <table:table-cell office:value-type="float" office:value="4.8" calcext:value-type="float">
            <text:p>4.8</text:p>
          </table:table-cell>
          <table:table-cell office:value-type="float" office:value="0.014160840997647" calcext:value-type="float">
            <text:p>0.014160840997647</text:p>
          </table:table-cell>
          <table:table-cell office:value-type="float" office:value="0.00624881999829086" calcext:value-type="float">
            <text:p>0.006248819998291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0.148063549000653" calcext:value-type="float">
            <text:p>0.148063549000653</text:p>
          </table:table-cell>
          <table:table-cell office:value-type="float" office:value="0.00929753939853981" calcext:value-type="float">
            <text:p>0.00929753939854</text:p>
          </table:table-cell>
          <table:table-cell office:value-type="string" calcext:value-type="string">
            <text:p>Conv</text:p>
          </table:table-cell>
          <table:table-cell office:value-type="float" office:value="1440" calcext:value-type="float">
            <text:p>1440</text:p>
          </table:table-cell>
          <table:table-cell office:value-type="float" office:value="186624" calcext:value-type="float">
            <text:p>186624</text:p>
          </table:table-cell>
          <table:table-cell office:value-type="float" office:value="0" calcext:value-type="float">
            <text:p>0</text:p>
          </table:table-cell>
          <table:table-cell table:formula="of:=(SUM([.$N$4:.N15])-[.B15])/[.B15]" office:value-type="float" office:value="0.101754696367623" calcext:value-type="float">
            <text:p>0.101754696367623</text:p>
          </table:table-cell>
          <table:table-cell table:formula="of:=ABS([.O15])" office:value-type="float" office:value="0.101754696367623" calcext:value-type="float">
            <text:p>0.10175469636762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project_BN-FusedBatchNormV3_0</text:p>
          </table:table-cell>
          <table:table-cell office:value-type="float" office:value="0.132741030400211" calcext:value-type="float">
            <text:p>0.132741030400211</text:p>
          </table:table-cell>
          <table:table-cell office:value-type="float" office:value="0.786125105200335" calcext:value-type="float">
            <text:p>0.786125105200335</text:p>
          </table:table-cell>
          <table:table-cell office:value-type="float" office:value="1.6136" calcext:value-type="float">
            <text:p>1.6136</text:p>
          </table:table-cell>
          <table:table-cell office:value-type="float" office:value="4.6" calcext:value-type="float">
            <text:p>4.6</text:p>
          </table:table-cell>
          <table:table-cell office:value-type="float" office:value="0.00353474599978654" calcext:value-type="float">
            <text:p>0.003534745999787</text:p>
          </table:table-cell>
          <table:table-cell office:value-type="float" office:value="0.00153968700033147" calcext:value-type="float">
            <text:p>0.001539687000331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0974614890001249" calcext:value-type="float">
            <text:p>0.097461489000125</text:p>
          </table:table-cell>
          <table:table-cell office:value-type="float" office:value="0.00480846060090698" calcext:value-type="float">
            <text:p>0.004808460600907</text:p>
          </table:table-cell>
          <table:table-cell office:value-type="string" calcext:value-type="string">
            <text:p>Conv</text:p>
          </table:table-cell>
          <table:table-cell office:value-type="float" office:value="4640" calcext:value-type="float">
            <text:p>4640</text:p>
          </table:table-cell>
          <table:table-cell office:value-type="float" office:value="5040" calcext:value-type="float">
            <text:p>5040</text:p>
          </table:table-cell>
          <table:table-cell office:value-type="float" office:value="0.001784" calcext:value-type="float">
            <text:p>0.001784</text:p>
          </table:table-cell>
          <table:table-cell table:formula="of:=(SUM([.$N$4:.N16])-[.B16])/[.B16]" office:value-type="float" office:value="0.0833651024587115" calcext:value-type="float">
            <text:p>0.083365102458712</text:p>
          </table:table-cell>
          <table:table-cell table:formula="of:=ABS([.O16])" office:value-type="float" office:value="0.0833651024587115" calcext:value-type="float">
            <text:p>0.08336510245871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4_add-add_0</text:p>
          </table:table-cell>
          <table:table-cell office:value-type="float" office:value="0.133810227199865" calcext:value-type="float">
            <text:p>0.133810227199865</text:p>
          </table:table-cell>
          <table:table-cell office:value-type="float" office:value="0.6524904357997" calcext:value-type="float">
            <text:p>0.6524904357997</text:p>
          </table:table-cell>
          <table:table-cell office:value-type="float" office:value="1.4948" calcext:value-type="float">
            <text:p>1.4948</text:p>
          </table:table-cell>
          <table:table-cell office:value-type="float" office:value="4.2" calcext:value-type="float">
            <text:p>4.2</text:p>
          </table:table-cell>
          <table:table-cell office:value-type="float" office:value="0.00219024699617876" calcext:value-type="float">
            <text:p>0.002190246996179</text:p>
          </table:table-cell>
          <table:table-cell office:value-type="float" office:value="0.0013953810048406" calcext:value-type="float">
            <text:p>0.001395381004841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101053038997634" calcext:value-type="float">
            <text:p>0.101053038997634</text:p>
          </table:table-cell>
          <table:table-cell office:value-type="float" office:value="0.0077066517987987" calcext:value-type="float">
            <text:p>0.007706651798799</text:p>
          </table:table-cell>
          <table:table-cell office:value-type="string" calcext:value-type="string">
            <text:p>Add</text:p>
          </table:table-cell>
          <table:table-cell office:value-type="float" office:value="15008" calcext:value-type="float">
            <text:p>15008</text:p>
          </table:table-cell>
          <table:table-cell office:value-type="float" office:value="358592" calcext:value-type="float">
            <text:p>358592</text:p>
          </table:table-cell>
          <table:table-cell office:value-type="float" office:value="0.005581" calcext:value-type="float">
            <text:p>0.005581</text:p>
          </table:table-cell>
          <table:table-cell table:formula="of:=(SUM([.$N$4:.N17])-[.B17])/[.B17]" office:value-type="float" office:value="0.116416907183539" calcext:value-type="float">
            <text:p>0.116416907183539</text:p>
          </table:table-cell>
          <table:table-cell table:formula="of:=ABS([.O17])" office:value-type="float" office:value="0.116416907183539" calcext:value-type="float">
            <text:p>0.11641690718353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5_add-add_0</text:p>
          </table:table-cell>
          <table:table-cell office:value-type="float" office:value="0.146584953599086" calcext:value-type="float">
            <text:p>0.146584953599086</text:p>
          </table:table-cell>
          <table:table-cell office:value-type="float" office:value="0.779067108598247" calcext:value-type="float">
            <text:p>0.779067108598247</text:p>
          </table:table-cell>
          <table:table-cell office:value-type="float" office:value="1.61" calcext:value-type="float">
            <text:p>1.61</text:p>
          </table:table-cell>
          <table:table-cell office:value-type="float" office:value="4.6" calcext:value-type="float">
            <text:p>4.6</text:p>
          </table:table-cell>
          <table:table-cell office:value-type="float" office:value="0.0025291100027971" calcext:value-type="float">
            <text:p>0.002529110002797</text:p>
          </table:table-cell>
          <table:table-cell office:value-type="float" office:value="0.00140739200287499" calcext:value-type="float">
            <text:p>0.001407392002875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106294561002869" calcext:value-type="float">
            <text:p>0.106294561002869</text:p>
          </table:table-cell>
          <table:table-cell office:value-type="float" office:value="0.00660900540242437" calcext:value-type="float">
            <text:p>0.006609005402424</text:p>
          </table:table-cell>
          <table:table-cell office:value-type="string" calcext:value-type="string">
            <text:p>Add</text:p>
          </table:table-cell>
          <table:table-cell office:value-type="float" office:value="14432" calcext:value-type="float">
            <text:p>14432</text:p>
          </table:table-cell>
          <table:table-cell office:value-type="float" office:value="358016" calcext:value-type="float">
            <text:p>358016</text:p>
          </table:table-cell>
          <table:table-cell office:value-type="float" office:value="0.0043" calcext:value-type="float">
            <text:p>0.0043</text:p>
          </table:table-cell>
          <table:table-cell table:formula="of:=(SUM([.$N$4:.N18])-[.B18])/[.B18]" office:value-type="float" office:value="0.0484568588147287" calcext:value-type="float">
            <text:p>0.048456858814729</text:p>
          </table:table-cell>
          <table:table-cell table:formula="of:=ABS([.O18])" office:value-type="float" office:value="0.0484568588147287" calcext:value-type="float">
            <text:p>0.04845685881472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expand_BN-FusedBatchNormV3_0</text:p>
          </table:table-cell>
          <table:table-cell office:value-type="float" office:value="0.138004510602332" calcext:value-type="float">
            <text:p>0.138004510602332</text:p>
          </table:table-cell>
          <table:table-cell office:value-type="float" office:value="0.640209696798411" calcext:value-type="float">
            <text:p>0.640209696798411</text:p>
          </table:table-cell>
          <table:table-cell office:value-type="float" office:value="1.4732" calcext:value-type="float">
            <text:p>1.4732</text:p>
          </table:table-cell>
          <table:table-cell office:value-type="float" office:value="5" calcext:value-type="float">
            <text:p>5</text:p>
          </table:table-cell>
          <table:table-cell office:value-type="float" office:value="0.0131887340030517" calcext:value-type="float">
            <text:p>0.013188734003052</text:p>
          </table:table-cell>
          <table:table-cell office:value-type="float" office:value="0.00845688900153618" calcext:value-type="float">
            <text:p>0.008456889001536</text:p>
          </table:table-cell>
          <table:table-cell office:value-type="float" office:value="2457600" calcext:value-type="float">
            <text:p>2457600</text:p>
          </table:table-cell>
          <table:table-cell office:value-type="float" office:value="0.154215085996839" calcext:value-type="float">
            <text:p>0.154215085996839</text:p>
          </table:table-cell>
          <table:table-cell office:value-type="float" office:value="0.00769923740153899" calcext:value-type="float">
            <text:p>0.007699237401539</text:p>
          </table:table-cell>
          <table:table-cell office:value-type="string" calcext:value-type="string">
            <text:p>Conv</text:p>
          </table:table-cell>
          <table:table-cell office:value-type="float" office:value="6336" calcext:value-type="float">
            <text:p>633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table:formula="of:=(SUM([.$N$4:.N19])-[.B19])/[.B19]" office:value-type="float" office:value="0.113644759357621" calcext:value-type="float">
            <text:p>0.113644759357621</text:p>
          </table:table-cell>
          <table:table-cell table:formula="of:=ABS([.O19])" office:value-type="float" office:value="0.113644759357621" calcext:value-type="float">
            <text:p>0.11364475935762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pad-Pad_0</text:p>
          </table:table-cell>
          <table:table-cell office:value-type="float" office:value="0.145759368602012" calcext:value-type="float">
            <text:p>0.145759368602012</text:p>
          </table:table-cell>
          <table:table-cell office:value-type="float" office:value="0.723335075199429" calcext:value-type="float">
            <text:p>0.723335075199429</text:p>
          </table:table-cell>
          <table:table-cell office:value-type="float" office:value="1.5904" calcext:value-type="float">
            <text:p>1.5904</text:p>
          </table:table-cell>
          <table:table-cell office:value-type="float" office:value="5" calcext:value-type="float">
            <text:p>5</text:p>
          </table:table-cell>
          <table:table-cell office:value-type="float" office:value="0.0157924300001469" calcext:value-type="float">
            <text:p>0.015792430000147</text:p>
          </table:table-cell>
          <table:table-cell office:value-type="float" office:value="0.0092432759993244" calcext:value-type="float">
            <text:p>0.009243275999324</text:p>
          </table:table-cell>
          <table:table-cell office:value-type="float" office:value="2709504" calcext:value-type="float">
            <text:p>2709504</text:p>
          </table:table-cell>
          <table:table-cell office:value-type="float" office:value="0.183093405998079" calcext:value-type="float">
            <text:p>0.183093405998079</text:p>
          </table:table-cell>
          <table:table-cell office:value-type="float" office:value="0.00759328940039268" calcext:value-type="float">
            <text:p>0.007593289400393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0.00801" calcext:value-type="float">
            <text:p>0.00801</text:p>
          </table:table-cell>
          <table:table-cell table:formula="of:=(SUM([.$N$4:.N20])-[.B20])/[.B20]" office:value-type="float" office:value="0.109348932770886" calcext:value-type="float">
            <text:p>0.109348932770886</text:p>
          </table:table-cell>
          <table:table-cell table:formula="of:=ABS([.O20])" office:value-type="float" office:value="0.109348932770886" calcext:value-type="float">
            <text:p>0.10934893277088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depthwise_BN-FusedBatchNormV3_0</text:p>
          </table:table-cell>
          <table:table-cell office:value-type="float" office:value="0.149203562797629" calcext:value-type="float">
            <text:p>0.149203562797629</text:p>
          </table:table-cell>
          <table:table-cell office:value-type="float" office:value="0.575389369402546" calcext:value-type="float">
            <text:p>0.575389369402546</text:p>
          </table:table-cell>
          <table:table-cell office:value-type="float" office:value="1.3994" calcext:value-type="float">
            <text:p>1.3994</text:p>
          </table:table-cell>
          <table:table-cell office:value-type="float" office:value="4.4" calcext:value-type="float">
            <text:p>4.4</text:p>
          </table:table-cell>
          <table:table-cell office:value-type="float" office:value="0.0041722829992068" calcext:value-type="float">
            <text:p>0.004172282999207</text:p>
          </table:table-cell>
          <table:table-cell office:value-type="float" office:value="0.00203300300199771" calcext:value-type="float">
            <text:p>0.002033003001998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11597093599994" calcext:value-type="float">
            <text:p>0.11597093599994</text:p>
          </table:table-cell>
          <table:table-cell office:value-type="float" office:value="0.00442863719799789" calcext:value-type="float">
            <text:p>0.004428637197998</text:p>
          </table:table-cell>
          <table:table-cell office:value-type="string" calcext:value-type="string">
            <text:p>Conv</text:p>
          </table:table-cell>
          <table:table-cell office:value-type="float" office:value="1920" calcext:value-type="float">
            <text:p>1920</text:p>
          </table:table-cell>
          <table:table-cell office:value-type="float" office:value="331776" calcext:value-type="float">
            <text:p>331776</text:p>
          </table:table-cell>
          <table:table-cell office:value-type="float" office:value="0" calcext:value-type="float">
            <text:p>0</text:p>
          </table:table-cell>
          <table:table-cell table:formula="of:=(SUM([.$N$4:.N21])-[.B21])/[.B21]" office:value-type="float" office:value="0.0837408770145617" calcext:value-type="float">
            <text:p>0.083740877014562</text:p>
          </table:table-cell>
          <table:table-cell table:formula="of:=ABS([.O21])" office:value-type="float" office:value="0.0837408770145617" calcext:value-type="float">
            <text:p>0.08374087701456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project_BN-FusedBatchNormV3_0</text:p>
          </table:table-cell>
          <table:table-cell office:value-type="float" office:value="0.127152913797181" calcext:value-type="float">
            <text:p>0.127152913797181</text:p>
          </table:table-cell>
          <table:table-cell office:value-type="float" office:value="0.575197304601897" calcext:value-type="float">
            <text:p>0.575197304601897</text:p>
          </table:table-cell>
          <table:table-cell office:value-type="float" office:value="1.3796" calcext:value-type="float">
            <text:p>1.3796</text:p>
          </table:table-cell>
          <table:table-cell office:value-type="float" office:value="4.2" calcext:value-type="float">
            <text:p>4.2</text:p>
          </table:table-cell>
          <table:table-cell office:value-type="float" office:value="0.00159066400374286" calcext:value-type="float">
            <text:p>0.001590664003743</text:p>
          </table:table-cell>
          <table:table-cell office:value-type="float" office:value="0.000811956000688951" calcext:value-type="float">
            <text:p>0.000811956000689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775803409997025" calcext:value-type="float">
            <text:p>0.077580340999703</text:p>
          </table:table-cell>
          <table:table-cell office:value-type="float" office:value="0.00317417340120301" calcext:value-type="float">
            <text:p>0.003174173401203</text:p>
          </table:table-cell>
          <table:table-cell office:value-type="string" calcext:value-type="string">
            <text:p>Conv</text:p>
          </table:table-cell>
          <table:table-cell office:value-type="float" office:value="12352" calcext:value-type="float">
            <text:p>12352</text:p>
          </table:table-cell>
          <table:table-cell office:value-type="float" office:value="12864" calcext:value-type="float">
            <text:p>12864</text:p>
          </table:table-cell>
          <table:table-cell office:value-type="float" office:value="0.000629" calcext:value-type="float">
            <text:p>0.000629</text:p>
          </table:table-cell>
          <table:table-cell table:formula="of:=(SUM([.$N$4:.N22])-[.B22])/[.B22]" office:value-type="float" office:value="0.276628235660602" calcext:value-type="float">
            <text:p>0.276628235660602</text:p>
          </table:table-cell>
          <table:table-cell table:formula="of:=ABS([.O22])" office:value-type="float" office:value="0.276628235660602" calcext:value-type="float">
            <text:p>0.27662823566060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7_add-add_0</text:p>
          </table:table-cell>
          <table:table-cell office:value-type="float" office:value="0.150244500002009" calcext:value-type="float">
            <text:p>0.150244500002009</text:p>
          </table:table-cell>
          <table:table-cell office:value-type="float" office:value="0.554049752198625" calcext:value-type="float">
            <text:p>0.554049752198625</text:p>
          </table:table-cell>
          <table:table-cell office:value-type="float" office:value="1.3938" calcext:value-type="float">
            <text:p>1.3938</text:p>
          </table:table-cell>
          <table:table-cell office:value-type="float" office:value="4.4" calcext:value-type="float">
            <text:p>4.4</text:p>
          </table:table-cell>
          <table:table-cell office:value-type="float" office:value="0.00110015099926386" calcext:value-type="float">
            <text:p>0.001100150999264</text:p>
          </table:table-cell>
          <table:table-cell office:value-type="float" office:value="0.000823119000415318" calcext:value-type="float">
            <text:p>0.000823119000415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94332400993153" calcext:value-type="float">
            <text:p>0.094332400993153</text:p>
          </table:table-cell>
          <table:table-cell office:value-type="float" office:value="0.00625084759958554" calcext:value-type="float">
            <text:p>0.006250847599586</text:p>
          </table:table-cell>
          <table:table-cell office:value-type="string" calcext:value-type="string">
            <text:p>Add</text:p>
          </table:table-cell>
          <table:table-cell office:value-type="float" office:value="54592" calcext:value-type="float">
            <text:p>54592</text:p>
          </table:table-cell>
          <table:table-cell office:value-type="float" office:value="1386112" calcext:value-type="float">
            <text:p>1386112</text:p>
          </table:table-cell>
          <table:table-cell office:value-type="float" office:value="0.004284" calcext:value-type="float">
            <text:p>0.004284</text:p>
          </table:table-cell>
          <table:table-cell table:formula="of:=(SUM([.$N$4:.N23])-[.B23])/[.B23]" office:value-type="float" office:value="0.108932440107773" calcext:value-type="float">
            <text:p>0.108932440107773</text:p>
          </table:table-cell>
          <table:table-cell table:formula="of:=ABS([.O23])" office:value-type="float" office:value="0.108932440107773" calcext:value-type="float">
            <text:p>0.10893244010777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8_add-add_0</text:p>
          </table:table-cell>
          <table:table-cell office:value-type="float" office:value="0.140915280999616" calcext:value-type="float">
            <text:p>0.140915280999616</text:p>
          </table:table-cell>
          <table:table-cell office:value-type="float" office:value="0.533616586199787" calcext:value-type="float">
            <text:p>0.533616586199787</text:p>
          </table:table-cell>
          <table:table-cell office:value-type="float" office:value="1.3644" calcext:value-type="float">
            <text:p>1.3644</text:p>
          </table:table-cell>
          <table:table-cell office:value-type="float" office:value="4.2" calcext:value-type="float">
            <text:p>4.2</text:p>
          </table:table-cell>
          <table:table-cell office:value-type="float" office:value="0.0014229649968911" calcext:value-type="float">
            <text:p>0.001422964996891</text:p>
          </table:table-cell>
          <table:table-cell office:value-type="float" office:value="0.000741155003197491" calcext:value-type="float">
            <text:p>0.000741155003197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957959829975153" calcext:value-type="float">
            <text:p>0.095795982997515</text:p>
          </table:table-cell>
          <table:table-cell office:value-type="float" office:value="0.00536319719685707" calcext:value-type="float">
            <text:p>0.005363197196857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office:value-type="float" office:value="0.003562" calcext:value-type="float">
            <text:p>0.003562</text:p>
          </table:table-cell>
          <table:table-cell table:formula="of:=(SUM([.$N$4:.N24])-[.B24])/[.B24]" office:value-type="float" office:value="0.207626304208015" calcext:value-type="float">
            <text:p>0.207626304208015</text:p>
          </table:table-cell>
          <table:table-cell table:formula="of:=ABS([.O24])" office:value-type="float" office:value="0.207626304208015" calcext:value-type="float">
            <text:p>0.207626304208015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9_add-add_0</text:p>
          </table:table-cell>
          <table:table-cell office:value-type="float" office:value="0.154177490000438" calcext:value-type="float">
            <text:p>0.154177490000438</text:p>
          </table:table-cell>
          <table:table-cell office:value-type="float" office:value="0.604274959000759" calcext:value-type="float">
            <text:p>0.604274959000759</text:p>
          </table:table-cell>
          <table:table-cell office:value-type="float" office:value="1.422" calcext:value-type="float">
            <text:p>1.422</text:p>
          </table:table-cell>
          <table:table-cell office:value-type="float" office:value="4.8" calcext:value-type="float">
            <text:p>4.8</text:p>
          </table:table-cell>
          <table:table-cell office:value-type="float" office:value="0.00124919199879514" calcext:value-type="float">
            <text:p>0.001249191998795</text:p>
          </table:table-cell>
          <table:table-cell office:value-type="float" office:value="0.000756900000851601" calcext:value-type="float">
            <text:p>0.000756900000852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908055609979783" calcext:value-type="float">
            <text:p>0.090805560997978</text:p>
          </table:table-cell>
          <table:table-cell office:value-type="float" office:value="0.00553859819774516" calcext:value-type="float">
            <text:p>0.005538598197745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office:value-type="float" office:value="0.003514" calcext:value-type="float">
            <text:p>0.003514</text:p>
          </table:table-cell>
          <table:table-cell table:formula="of:=(SUM([.$N$4:.N25])-[.B25])/[.B25]" office:value-type="float" office:value="0.126539289227669" calcext:value-type="float">
            <text:p>0.126539289227669</text:p>
          </table:table-cell>
          <table:table-cell table:formula="of:=ABS([.O25])" office:value-type="float" office:value="0.126539289227669" calcext:value-type="float">
            <text:p>0.12653928922766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expand_BN-FusedBatchNormV3_0</text:p>
          </table:table-cell>
          <table:table-cell office:value-type="float" office:value="0.163124275203154" calcext:value-type="float">
            <text:p>0.163124275203154</text:p>
          </table:table-cell>
          <table:table-cell office:value-type="float" office:value="0.564003307202074" calcext:value-type="float">
            <text:p>0.564003307202074</text:p>
          </table:table-cell>
          <table:table-cell office:value-type="float" office:value="1.3718" calcext:value-type="float">
            <text:p>1.3718</text:p>
          </table:table-cell>
          <table:table-cell office:value-type="float" office:value="4.2" calcext:value-type="float">
            <text:p>4.2</text:p>
          </table:table-cell>
          <table:table-cell office:value-type="float" office:value="0.00592327499907697" calcext:value-type="float">
            <text:p>0.005923274999077</text:p>
          </table:table-cell>
          <table:table-cell office:value-type="float" office:value="0.00421067699790001" calcext:value-type="float">
            <text:p>0.0042106769979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18043029004184" calcext:value-type="float">
            <text:p>0.118043029004184</text:p>
          </table:table-cell>
          <table:table-cell office:value-type="float" office:value="0.00453762799588731" calcext:value-type="float">
            <text:p>0.004537627995887</text:p>
          </table:table-cell>
          <table:table-cell office:value-type="string" calcext:value-type="string">
            <text:p>Conv</text:p>
          </table:table-cell>
          <table:table-cell office:value-type="float" office:value="24960" calcext:value-type="float">
            <text:p>2496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formula="of:=(SUM([.$N$4:.N26])-[.B26])/[.B26]" office:value-type="float" office:value="0.0647526236281586" calcext:value-type="float">
            <text:p>0.064752623628159</text:p>
          </table:table-cell>
          <table:table-cell table:formula="of:=ABS([.O26])" office:value-type="float" office:value="0.0647526236281586" calcext:value-type="float">
            <text:p>0.06475262362815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depthwise_BN-FusedBatchNormV3_0</text:p>
          </table:table-cell>
          <table:table-cell office:value-type="float" office:value="0.165030864997243" calcext:value-type="float">
            <text:p>0.165030864997243</text:p>
          </table:table-cell>
          <table:table-cell office:value-type="float" office:value="0.425526806002017" calcext:value-type="float">
            <text:p>0.425526806002017</text:p>
          </table:table-cell>
          <table:table-cell office:value-type="float" office:value="1.2206" calcext:value-type="float">
            <text:p>1.2206</text:p>
          </table:table-cell>
          <table:table-cell office:value-type="float" office:value="4.2" calcext:value-type="float">
            <text:p>4.2</text:p>
          </table:table-cell>
          <table:table-cell office:value-type="float" office:value="0.00772174000303494" calcext:value-type="float">
            <text:p>0.007721740003035</text:p>
          </table:table-cell>
          <table:table-cell office:value-type="float" office:value="0.00407664800150087" calcext:value-type="float">
            <text:p>0.004076648001501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32471824996173" calcext:value-type="float">
            <text:p>0.132471824996173</text:p>
          </table:table-cell>
          <table:table-cell office:value-type="float" office:value="0.00458617859985679" calcext:value-type="float">
            <text:p>0.004586178599857</text:p>
          </table:table-cell>
          <table:table-cell office:value-type="string" calcext:value-type="string">
            <text:p>Conv</text:p>
          </table:table-cell>
          <table:table-cell office:value-type="float" office:value="3840" calcext:value-type="float">
            <text:p>3840</text:p>
          </table:table-cell>
          <table:table-cell office:value-type="float" office:value="1328256" calcext:value-type="float">
            <text:p>1328256</text:p>
          </table:table-cell>
          <table:table-cell office:value-type="float" office:value="0.001424" calcext:value-type="float">
            <text:p>0.001424</text:p>
          </table:table-cell>
          <table:table-cell table:formula="of:=(SUM([.$N$4:.N27])-[.B27])/[.B27]" office:value-type="float" office:value="0.061080301572226" calcext:value-type="float">
            <text:p>0.061080301572226</text:p>
          </table:table-cell>
          <table:table-cell table:formula="of:=ABS([.O27])" office:value-type="float" office:value="0.061080301572226" calcext:value-type="float">
            <text:p>0.06108030157222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project_BN-FusedBatchNormV3_0</text:p>
          </table:table-cell>
          <table:table-cell office:value-type="float" office:value="0.160987674999342" calcext:value-type="float">
            <text:p>0.160987674999342</text:p>
          </table:table-cell>
          <table:table-cell office:value-type="float" office:value="0.644383587200718" calcext:value-type="float">
            <text:p>0.644383587200718</text:p>
          </table:table-cell>
          <table:table-cell office:value-type="float" office:value="1.4364" calcext:value-type="float">
            <text:p>1.4364</text:p>
          </table:table-cell>
          <table:table-cell office:value-type="float" office:value="4.4" calcext:value-type="float">
            <text:p>4.4</text:p>
          </table:table-cell>
          <table:table-cell office:value-type="float" office:value="0.00250549200427486" calcext:value-type="float">
            <text:p>0.002505492004275</text:p>
          </table:table-cell>
          <table:table-cell office:value-type="float" office:value="0.00109038699883968" calcext:value-type="float">
            <text:p>0.00109038699884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0987400859958143" calcext:value-type="float">
            <text:p>0.098740085995814</text:p>
          </table:table-cell>
          <table:table-cell office:value-type="float" office:value="0.00518628559948411" calcext:value-type="float">
            <text:p>0.005186285599484</text:p>
          </table:table-cell>
          <table:table-cell office:value-type="string" calcext:value-type="string">
            <text:p>Conv</text:p>
          </table:table-cell>
          <table:table-cell office:value-type="float" office:value="36960" calcext:value-type="float">
            <text:p>36960</text:p>
          </table:table-cell>
          <table:table-cell office:value-type="float" office:value="38016" calcext:value-type="float">
            <text:p>38016</text:p>
          </table:table-cell>
          <table:table-cell office:value-type="float" office:value="0.000573" calcext:value-type="float">
            <text:p>0.000573</text:p>
          </table:table-cell>
          <table:table-cell table:formula="of:=(SUM([.$N$4:.N28])-[.B28])/[.B28]" office:value-type="float" office:value="0.0912885101341963" calcext:value-type="float">
            <text:p>0.091288510134196</text:p>
          </table:table-cell>
          <table:table-cell table:formula="of:=ABS([.O28])" office:value-type="float" office:value="0.0912885101341963" calcext:value-type="float">
            <text:p>0.09128851013419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1_add-add_0</text:p>
          </table:table-cell>
          <table:table-cell office:value-type="float" office:value="0.168459278001683" calcext:value-type="float">
            <text:p>0.168459278001683</text:p>
          </table:table-cell>
          <table:table-cell office:value-type="float" office:value="0.510235485799785" calcext:value-type="float">
            <text:p>0.510235485799785</text:p>
          </table:table-cell>
          <table:table-cell office:value-type="float" office:value="1.291" calcext:value-type="float">
            <text:p>1.291</text:p>
          </table:table-cell>
          <table:table-cell office:value-type="float" office:value="4.2" calcext:value-type="float">
            <text:p>4.2</text:p>
          </table:table-cell>
          <table:table-cell office:value-type="float" office:value="0.0014180709986249" calcext:value-type="float">
            <text:p>0.001418070998625</text:p>
          </table:table-cell>
          <table:table-cell office:value-type="float" office:value="0.00104320300306426" calcext:value-type="float">
            <text:p>0.001043203003064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0851572690007743" calcext:value-type="float">
            <text:p>0.085157269000774</text:p>
          </table:table-cell>
          <table:table-cell office:value-type="float" office:value="0.010159927996574" calcext:value-type="float">
            <text:p>0.010159927996574</text:p>
          </table:table-cell>
          <table:table-cell office:value-type="string" calcext:value-type="string">
            <text:p>Add</text:p>
          </table:table-cell>
          <table:table-cell office:value-type="float" office:value="118752" calcext:value-type="float">
            <text:p>118752</text:p>
          </table:table-cell>
          <table:table-cell office:value-type="float" office:value="3111360" calcext:value-type="float">
            <text:p>3111360</text:p>
          </table:table-cell>
          <table:table-cell office:value-type="float" office:value="0.010708" calcext:value-type="float">
            <text:p>0.010708</text:p>
          </table:table-cell>
          <table:table-cell table:formula="of:=(SUM([.$N$4:.N29])-[.B29])/[.B29]" office:value-type="float" office:value="0.106451376326913" calcext:value-type="float">
            <text:p>0.106451376326913</text:p>
          </table:table-cell>
          <table:table-cell table:formula="of:=ABS([.O29])" office:value-type="float" office:value="0.106451376326913" calcext:value-type="float">
            <text:p>0.10645137632691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2_add-add_0</text:p>
          </table:table-cell>
          <table:table-cell office:value-type="float" office:value="0.17830432439805" calcext:value-type="float">
            <text:p>0.17830432439805</text:p>
          </table:table-cell>
          <table:table-cell office:value-type="float" office:value="0.401697630800481" calcext:value-type="float">
            <text:p>0.401697630800481</text:p>
          </table:table-cell>
          <table:table-cell office:value-type="float" office:value="1.1524" calcext:value-type="float">
            <text:p>1.1524</text:p>
          </table:table-cell>
          <table:table-cell office:value-type="float" office:value="4.2" calcext:value-type="float">
            <text:p>4.2</text:p>
          </table:table-cell>
          <table:table-cell office:value-type="float" office:value="0.0021154759961064" calcext:value-type="float">
            <text:p>0.002115475996106</text:p>
          </table:table-cell>
          <table:table-cell office:value-type="float" office:value="0.00109873399924254" calcext:value-type="float">
            <text:p>0.001098733999243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102395599998999" calcext:value-type="float">
            <text:p>0.102395599998999</text:p>
          </table:table-cell>
          <table:table-cell office:value-type="float" office:value="0.0088973326026462" calcext:value-type="float">
            <text:p>0.008897332602646</text:p>
          </table:table-cell>
          <table:table-cell office:value-type="string" calcext:value-type="string">
            <text:p>Add</text:p>
          </table:table-cell>
          <table:table-cell office:value-type="float" office:value="117024" calcext:value-type="float">
            <text:p>117024</text:p>
          </table:table-cell>
          <table:table-cell office:value-type="float" office:value="3109632" calcext:value-type="float">
            <text:p>3109632</text:p>
          </table:table-cell>
          <table:table-cell office:value-type="float" office:value="0.007712" calcext:value-type="float">
            <text:p>0.007712</text:p>
          </table:table-cell>
          <table:table-cell table:formula="of:=(SUM([.$N$4:.N30])-[.B30])/[.B30]" office:value-type="float" office:value="0.088610725821088" calcext:value-type="float">
            <text:p>0.088610725821088</text:p>
          </table:table-cell>
          <table:table-cell table:formula="of:=ABS([.O30])" office:value-type="float" office:value="0.088610725821088" calcext:value-type="float">
            <text:p>0.08861072582108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expand_BN-FusedBatchNormV3_0</text:p>
          </table:table-cell>
          <table:table-cell office:value-type="float" office:value="0.183186528197257" calcext:value-type="float">
            <text:p>0.183186528197257</text:p>
          </table:table-cell>
          <table:table-cell office:value-type="float" office:value="0.344931611798529" calcext:value-type="float">
            <text:p>0.344931611798529</text:p>
          </table:table-cell>
          <table:table-cell office:value-type="float" office:value="1.183" calcext:value-type="float">
            <text:p>1.183</text:p>
          </table:table-cell>
          <table:table-cell office:value-type="float" office:value="4.2" calcext:value-type="float">
            <text:p>4.2</text:p>
          </table:table-cell>
          <table:table-cell office:value-type="float" office:value="0.0104017730045598" calcext:value-type="float">
            <text:p>0.01040177300456</text:p>
          </table:table-cell>
          <table:table-cell office:value-type="float" office:value="0.00630087699391879" calcext:value-type="float">
            <text:p>0.006300876993919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0.146219927999482" calcext:value-type="float">
            <text:p>0.146219927999482</text:p>
          </table:table-cell>
          <table:table-cell office:value-type="float" office:value="0.00665481579781044" calcext:value-type="float">
            <text:p>0.00665481579781</text:p>
          </table:table-cell>
          <table:table-cell office:value-type="string" calcext:value-type="string">
            <text:p>Conv</text:p>
          </table:table-cell>
          <table:table-cell office:value-type="float" office:value="55872" calcext:value-type="float">
            <text:p>55872</text:p>
          </table:table-cell>
          <table:table-cell office:value-type="float" office:value="55296" calcext:value-type="float">
            <text:p>55296</text:p>
          </table:table-cell>
          <table:table-cell office:value-type="float" office:value="0" calcext:value-type="float">
            <text:p>0</text:p>
          </table:table-cell>
          <table:table-cell table:formula="of:=(SUM([.$N$4:.N31])-[.B31])/[.B31]" office:value-type="float" office:value="0.0595975692655037" calcext:value-type="float">
            <text:p>0.059597569265504</text:p>
          </table:table-cell>
          <table:table-cell table:formula="of:=ABS([.O31])" office:value-type="float" office:value="0.0595975692655037" calcext:value-type="float">
            <text:p>0.05959756926550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pad-Pad_0</text:p>
          </table:table-cell>
          <table:table-cell office:value-type="float" office:value="0.179811527402489" calcext:value-type="float">
            <text:p>0.179811527402489</text:p>
          </table:table-cell>
          <table:table-cell office:value-type="float" office:value="0.348715527000604" calcext:value-type="float">
            <text:p>0.348715527000604</text:p>
          </table:table-cell>
          <table:table-cell office:value-type="float" office:value="1.1986" calcext:value-type="float">
            <text:p>1.1986</text:p>
          </table:table-cell>
          <table:table-cell office:value-type="float" office:value="4.4" calcext:value-type="float">
            <text:p>4.4</text:p>
          </table:table-cell>
          <table:table-cell office:value-type="float" office:value="0.0128900229974533" calcext:value-type="float">
            <text:p>0.012890022997453</text:p>
          </table:table-cell>
          <table:table-cell office:value-type="float" office:value="0.00780341200152179" calcext:value-type="float">
            <text:p>0.007803412001522</text:p>
          </table:table-cell>
          <table:table-cell office:value-type="float" office:value="2230272" calcext:value-type="float">
            <text:p>2230272</text:p>
          </table:table-cell>
          <table:table-cell office:value-type="float" office:value="0.157764589996077" calcext:value-type="float">
            <text:p>0.157764589996077</text:p>
          </table:table-cell>
          <table:table-cell office:value-type="float" office:value="0.00771935980010312" calcext:value-type="float">
            <text:p>0.007719359800103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0.010323" calcext:value-type="float">
            <text:p>0.010323</text:p>
          </table:table-cell>
          <table:table-cell table:formula="of:=(SUM([.$N$4:.N32])-[.B32])/[.B32]" office:value-type="float" office:value="0.136895965198112" calcext:value-type="float">
            <text:p>0.136895965198112</text:p>
          </table:table-cell>
          <table:table-cell table:formula="of:=ABS([.O32])" office:value-type="float" office:value="0.136895965198112" calcext:value-type="float">
            <text:p>0.13689596519811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depthwise_BN-FusedBatchNormV3_0</text:p>
          </table:table-cell>
          <table:table-cell office:value-type="float" office:value="0.180083421799645" calcext:value-type="float">
            <text:p>0.180083421799645</text:p>
          </table:table-cell>
          <table:table-cell office:value-type="float" office:value="0.3725838140017" calcext:value-type="float">
            <text:p>0.3725838140017</text:p>
          </table:table-cell>
          <table:table-cell office:value-type="float" office:value="1.1564" calcext:value-type="float">
            <text:p>1.1564</text:p>
          </table:table-cell>
          <table:table-cell office:value-type="float" office:value="4.2" calcext:value-type="float">
            <text:p>4.2</text:p>
          </table:table-cell>
          <table:table-cell office:value-type="float" office:value="0.00314255699777277" calcext:value-type="float">
            <text:p>0.003142556997773</text:p>
          </table:table-cell>
          <table:table-cell office:value-type="float" office:value="0.00151033200381789" calcext:value-type="float">
            <text:p>0.001510332003818</text:p>
          </table:table-cell>
          <table:table-cell office:value-type="float" office:value="460800" calcext:value-type="float">
            <text:p>460800</text:p>
          </table:table-cell>
          <table:table-cell office:value-type="float" office:value="0.108624450003845" calcext:value-type="float">
            <text:p>0.108624450003845</text:p>
          </table:table-cell>
          <table:table-cell office:value-type="float" office:value="0.00328219039947726" calcext:value-type="float">
            <text:p>0.003282190399477</text:p>
          </table:table-cell>
          <table:table-cell office:value-type="string" calcext:value-type="string">
            <text:p>Conv</text:p>
          </table:table-cell>
          <table:table-cell office:value-type="float" office:value="5760" calcext:value-type="float">
            <text:p>5760</text:p>
          </table:table-cell>
          <table:table-cell office:value-type="float" office:value="2985984" calcext:value-type="float">
            <text:p>2985984</text:p>
          </table:table-cell>
          <table:table-cell office:value-type="float" office:value="0" calcext:value-type="float">
            <text:p>0</text:p>
          </table:table-cell>
          <table:table-cell table:formula="of:=(SUM([.$N$4:.N33])-[.B33])/[.B33]" office:value-type="float" office:value="0.135179451595709" calcext:value-type="float">
            <text:p>0.135179451595709</text:p>
          </table:table-cell>
          <table:table-cell table:formula="of:=ABS([.O33])" office:value-type="float" office:value="0.135179451595709" calcext:value-type="float">
            <text:p>0.13517945159570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project_BN-FusedBatchNormV3_0</text:p>
          </table:table-cell>
          <table:table-cell office:value-type="float" office:value="0.20192658520391" calcext:value-type="float">
            <text:p>0.20192658520391</text:p>
          </table:table-cell>
          <table:table-cell office:value-type="float" office:value="0.265595915199083" calcext:value-type="float">
            <text:p>0.265595915199083</text:p>
          </table:table-cell>
          <table:table-cell office:value-type="float" office:value="1.086" calcext:value-type="float">
            <text:p>1.086</text:p>
          </table:table-cell>
          <table:table-cell office:value-type="float" office:value="4" calcext:value-type="float">
            <text:p>4</text:p>
          </table:table-cell>
          <table:table-cell office:value-type="float" office:value="0.00112409600114916" calcext:value-type="float">
            <text:p>0.001124096001149</text:p>
          </table:table-cell>
          <table:table-cell office:value-type="float" office:value="0.000552243000129238" calcext:value-type="float">
            <text:p>0.000552243000129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0775917520004441" calcext:value-type="float">
            <text:p>0.077591752000444</text:p>
          </table:table-cell>
          <table:table-cell office:value-type="float" office:value="0.00355533879919676" calcext:value-type="float">
            <text:p>0.003555338799197</text:p>
          </table:table-cell>
          <table:table-cell office:value-type="string" calcext:value-type="string">
            <text:p>Conv</text:p>
          </table:table-cell>
          <table:table-cell office:value-type="float" office:value="92320" calcext:value-type="float">
            <text:p>92320</text:p>
          </table:table-cell>
          <table:table-cell office:value-type="float" office:value="93888" calcext:value-type="float">
            <text:p>93888</text:p>
          </table:table-cell>
          <table:table-cell office:value-type="float" office:value="0.000433" calcext:value-type="float">
            <text:p>0.000433</text:p>
          </table:table-cell>
          <table:table-cell table:formula="of:=(SUM([.$N$4:.N34])-[.B34])/[.B34]" office:value-type="float" office:value="0.0145271351621582" calcext:value-type="float">
            <text:p>0.014527135162158</text:p>
          </table:table-cell>
          <table:table-cell table:formula="of:=ABS([.O34])" office:value-type="float" office:value="0.0145271351621582" calcext:value-type="float">
            <text:p>0.01452713516215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4_add-add_0</text:p>
          </table:table-cell>
          <table:table-cell office:value-type="float" office:value="0.190790328798175" calcext:value-type="float">
            <text:p>0.190790328798175</text:p>
          </table:table-cell>
          <table:table-cell office:value-type="float" office:value="0.258963707397925" calcext:value-type="float">
            <text:p>0.258963707397925</text:p>
          </table:table-cell>
          <table:table-cell office:value-type="float" office:value="1.0366" calcext:value-type="float">
            <text:p>1.0366</text:p>
          </table:table-cell>
          <table:table-cell office:value-type="float" office:value="4" calcext:value-type="float">
            <text:p>4</text:p>
          </table:table-cell>
          <table:table-cell office:value-type="float" office:value="0.000828443000500556" calcext:value-type="float">
            <text:p>0.000828443000501</text:p>
          </table:table-cell>
          <table:table-cell office:value-type="float" office:value="0.000525347000802867" calcext:value-type="float">
            <text:p>0.000525347000803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101587862001907" calcext:value-type="float">
            <text:p>0.101587862001907</text:p>
          </table:table-cell>
          <table:table-cell office:value-type="float" office:value="0.00884530439943774" calcext:value-type="float">
            <text:p>0.008845304399438</text:p>
          </table:table-cell>
          <table:table-cell office:value-type="string" calcext:value-type="string">
            <text:p>Add</text:p>
          </table:table-cell>
          <table:table-cell office:value-type="float" office:value="320800" calcext:value-type="float">
            <text:p>320800</text:p>
          </table:table-cell>
          <table:table-cell office:value-type="float" office:value="8614240" calcext:value-type="float">
            <text:p>8614240</text:p>
          </table:table-cell>
          <table:table-cell office:value-type="float" office:value="0.007083" calcext:value-type="float">
            <text:p>0.007083</text:p>
          </table:table-cell>
          <table:table-cell table:formula="of:=(SUM([.$N$4:.N35])-[.B35])/[.B35]" office:value-type="float" office:value="0.110868676284954" calcext:value-type="float">
            <text:p>0.110868676284954</text:p>
          </table:table-cell>
          <table:table-cell table:formula="of:=ABS([.O35])" office:value-type="float" office:value="0.110868676284954" calcext:value-type="float">
            <text:p>0.11086867628495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5_add-add_0</text:p>
          </table:table-cell>
          <table:table-cell office:value-type="float" office:value="0.215561046998482" calcext:value-type="float">
            <text:p>0.215561046998482</text:p>
          </table:table-cell>
          <table:table-cell office:value-type="float" office:value="0.162290610400669" calcext:value-type="float">
            <text:p>0.162290610400669</text:p>
          </table:table-cell>
          <table:table-cell office:value-type="float" office:value="0.9826" calcext:value-type="float">
            <text:p>0.9826</text:p>
          </table:table-cell>
          <table:table-cell office:value-type="float" office:value="3.8" calcext:value-type="float">
            <text:p>3.8</text:p>
          </table:table-cell>
          <table:table-cell office:value-type="float" office:value="0.000912746996618807" calcext:value-type="float">
            <text:p>0.000912746996619</text:p>
          </table:table-cell>
          <table:table-cell office:value-type="float" office:value="0.000540184999408666" calcext:value-type="float">
            <text:p>0.000540184999409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0905105950005236" calcext:value-type="float">
            <text:p>0.090510595000524</text:p>
          </table:table-cell>
          <table:table-cell office:value-type="float" office:value="0.00677796039963141" calcext:value-type="float">
            <text:p>0.006777960399631</text:p>
          </table:table-cell>
          <table:table-cell office:value-type="string" calcext:value-type="string">
            <text:p>Add</text:p>
          </table:table-cell>
          <table:table-cell office:value-type="float" office:value="317920" calcext:value-type="float">
            <text:p>317920</text:p>
          </table:table-cell>
          <table:table-cell office:value-type="float" office:value="8611360" calcext:value-type="float">
            <text:p>8611360</text:p>
          </table:table-cell>
          <table:table-cell office:value-type="float" office:value="0.005477" calcext:value-type="float">
            <text:p>0.005477</text:p>
          </table:table-cell>
          <table:table-cell table:formula="of:=(SUM([.$N$4:.N36])-[.B36])/[.B36]" office:value-type="float" office:value="0.00862378907229434" calcext:value-type="float">
            <text:p>0.008623789072294</text:p>
          </table:table-cell>
          <table:table-cell table:formula="of:=ABS([.O36])" office:value-type="float" office:value="0.00862378907229434" calcext:value-type="float">
            <text:p>0.00862378907229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expand_BN-FusedBatchNormV3_0</text:p>
          </table:table-cell>
          <table:table-cell office:value-type="float" office:value="0.218490303400904" calcext:value-type="float">
            <text:p>0.218490303400904</text:p>
          </table:table-cell>
          <table:table-cell office:value-type="float" office:value="0.175874187602312" calcext:value-type="float">
            <text:p>0.175874187602312</text:p>
          </table:table-cell>
          <table:table-cell office:value-type="float" office:value="1.0006" calcext:value-type="float">
            <text:p>1.0006</text:p>
          </table:table-cell>
          <table:table-cell office:value-type="float" office:value="4" calcext:value-type="float">
            <text:p>4</text:p>
          </table:table-cell>
          <table:table-cell office:value-type="float" office:value="0.0044656739992206" calcext:value-type="float">
            <text:p>0.004465673999221</text:p>
          </table:table-cell>
          <table:table-cell office:value-type="float" office:value="0.00257467499613995" calcext:value-type="float">
            <text:p>0.00257467499614</text:p>
          </table:table-cell>
          <table:table-cell office:value-type="float" office:value="768000" calcext:value-type="float">
            <text:p>768000</text:p>
          </table:table-cell>
          <table:table-cell office:value-type="float" office:value="0.120770852001442" calcext:value-type="float">
            <text:p>0.120770852001442</text:p>
          </table:table-cell>
          <table:table-cell office:value-type="float" office:value="0.00508322640234837" calcext:value-type="float">
            <text:p>0.005083226402348</text:p>
          </table:table-cell>
          <table:table-cell office:value-type="string" calcext:value-type="string">
            <text:p>Conv</text:p>
          </table:table-cell>
          <table:table-cell office:value-type="float" office:value="154560" calcext:value-type="float">
            <text:p>154560</text:p>
          </table:table-cell>
          <table:table-cell office:value-type="float" office:value="153600" calcext:value-type="float">
            <text:p>153600</text:p>
          </table:table-cell>
          <table:table-cell office:value-type="float" office:value="0" calcext:value-type="float">
            <text:p>0</text:p>
          </table:table-cell>
          <table:table-cell table:formula="of:=(SUM([.$N$4:.N37])-[.B37])/[.B37]" office:value-type="float" office:value="-0.00489863112570292" calcext:value-type="float">
            <text:p>-0.004898631125703</text:p>
          </table:table-cell>
          <table:table-cell table:formula="of:=ABS([.O37])" office:value-type="float" office:value="0.00489863112570292" calcext:value-type="float">
            <text:p>0.00489863112570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depthwise_BN-FusedBatchNormV3_0</text:p>
          </table:table-cell>
          <table:table-cell office:value-type="float" office:value="0.198650642801658" calcext:value-type="float">
            <text:p>0.198650642801658</text:p>
          </table:table-cell>
          <table:table-cell office:value-type="float" office:value="0.107089565598289" calcext:value-type="float">
            <text:p>0.107089565598289</text:p>
          </table:table-cell>
          <table:table-cell office:value-type="float" office:value="0.9558" calcext:value-type="float">
            <text:p>0.9558</text:p>
          </table:table-cell>
          <table:table-cell office:value-type="float" office:value="4" calcext:value-type="float">
            <text:p>4</text:p>
          </table:table-cell>
          <table:table-cell office:value-type="float" office:value="0.00484206999681192" calcext:value-type="float">
            <text:p>0.004842069996812</text:p>
          </table:table-cell>
          <table:table-cell office:value-type="float" office:value="0.00253446900023846" calcext:value-type="float">
            <text:p>0.002534469000238</text:p>
          </table:table-cell>
          <table:table-cell office:value-type="float" office:value="768000" calcext:value-type="float">
            <text:p>768000</text:p>
          </table:table-cell>
          <table:table-cell office:value-type="float" office:value="0.110869490999903" calcext:value-type="float">
            <text:p>0.110869490999903</text:p>
          </table:table-cell>
          <table:table-cell office:value-type="float" office:value="0.00322002960019745" calcext:value-type="float">
            <text:p>0.003220029600197</text:p>
          </table:table-cell>
          <table:table-cell office:value-type="string" calcext:value-type="string">
            <text:p>Conv</text:p>
          </table:table-cell>
          <table:table-cell office:value-type="float" office:value="9600" calcext:value-type="float">
            <text:p>9600</text:p>
          </table:table-cell>
          <table:table-cell office:value-type="float" office:value="8297280" calcext:value-type="float">
            <text:p>8297280</text:p>
          </table:table-cell>
          <table:table-cell office:value-type="float" office:value="0.002558" calcext:value-type="float">
            <text:p>0.002558</text:p>
          </table:table-cell>
          <table:table-cell table:formula="of:=(SUM([.$N$4:.N38])-[.B38])/[.B38]" office:value-type="float" office:value="0.107361128549863" calcext:value-type="float">
            <text:p>0.107361128549863</text:p>
          </table:table-cell>
          <table:table-cell table:formula="of:=ABS([.O38])" office:value-type="float" office:value="0.107361128549863" calcext:value-type="float">
            <text:p>0.10736112854986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project_BN-FusedBatchNormV3_0</text:p>
          </table:table-cell>
          <table:table-cell office:value-type="float" office:value="0.240983649800182" calcext:value-type="float">
            <text:p>0.240983649800182</text:p>
          </table:table-cell>
          <table:table-cell office:value-type="float" office:value="0.103986929199891" calcext:value-type="float">
            <text:p>0.103986929199891</text:p>
          </table:table-cell>
          <table:table-cell office:value-type="float" office:value="0.9044" calcext:value-type="float">
            <text:p>0.9044</text:p>
          </table:table-cell>
          <table:table-cell office:value-type="float" office:value="3.8" calcext:value-type="float">
            <text:p>3.8</text:p>
          </table:table-cell>
          <table:table-cell office:value-type="float" office:value="0.00178501700429479" calcext:value-type="float">
            <text:p>0.001785017004295</text:p>
          </table:table-cell>
          <table:table-cell office:value-type="float" office:value="0.000881740998011082" calcext:value-type="float">
            <text:p>0.000881740998011</text:p>
          </table:table-cell>
          <table:table-cell office:value-type="float" office:value="256000" calcext:value-type="float">
            <text:p>256000</text:p>
          </table:table-cell>
          <table:table-cell office:value-type="float" office:value="0.105163617001381" calcext:value-type="float">
            <text:p>0.105163617001381</text:p>
          </table:table-cell>
          <table:table-cell office:value-type="float" office:value="0.00765200239984551" calcext:value-type="float">
            <text:p>0.007652002399846</text:p>
          </table:table-cell>
          <table:table-cell office:value-type="string" calcext:value-type="string">
            <text:p>Conv</text:p>
          </table:table-cell>
          <table:table-cell office:value-type="float" office:value="307520" calcext:value-type="float">
            <text:p>307520</text:p>
          </table:table-cell>
          <table:table-cell office:value-type="float" office:value="310080" calcext:value-type="float">
            <text:p>310080</text:p>
          </table:table-cell>
          <table:table-cell office:value-type="float" office:value="0.000489" calcext:value-type="float">
            <text:p>0.000489</text:p>
          </table:table-cell>
          <table:table-cell table:formula="of:=(SUM([.$N$4:.N39])-[.B39])/[.B39]" office:value-type="float" office:value="-0.0851371029411923" calcext:value-type="float">
            <text:p>-0.085137102941192</text:p>
          </table:table-cell>
          <table:table-cell table:formula="of:=ABS([.O39])" office:value-type="float" office:value="0.0851371029411923" calcext:value-type="float">
            <text:p>0.08513710294119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Conv_1-Conv2D_0</text:p>
          </table:table-cell>
          <table:table-cell office:value-type="float" office:value="0.214750089796144" calcext:value-type="float">
            <text:p>0.214750089796144</text:p>
          </table:table-cell>
          <table:table-cell office:value-type="float" office:value="0.0506105425985879" calcext:value-type="float">
            <text:p>0.050610542598588</text:p>
          </table:table-cell>
          <table:table-cell office:value-type="float" office:value="0.8672" calcext:value-type="float">
            <text:p>0.8672</text:p>
          </table:table-cell>
          <table:table-cell office:value-type="float" office:value="4" calcext:value-type="float">
            <text:p>4</text:p>
          </table:table-cell>
          <table:table-cell office:value-type="float" office:value="0.00582724500418408" calcext:value-type="float">
            <text:p>0.005827245004184</text:p>
          </table:table-cell>
          <table:table-cell office:value-type="float" office:value="0.00351998300175183" calcext:value-type="float">
            <text:p>0.003519983001752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.141670972996508" calcext:value-type="float">
            <text:p>0.141670972996508</text:p>
          </table:table-cell>
          <table:table-cell office:value-type="float" office:value="0.00922682140226243" calcext:value-type="float">
            <text:p>0.009226821402262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409600" calcext:value-type="float">
            <text:p>409600</text:p>
          </table:table-cell>
          <table:table-cell office:value-type="float" office:value="0.004876" calcext:value-type="float">
            <text:p>0.004876</text:p>
          </table:table-cell>
          <table:table-cell table:formula="of:=(SUM([.$N$4:.N40])-[.B40])/[.B40]" office:value-type="float" office:value="0.0493266857951582" calcext:value-type="float">
            <text:p>0.049326685795158</text:p>
          </table:table-cell>
          <table:table-cell table:formula="of:=ABS([.O40])" office:value-type="float" office:value="0.0493266857951582" calcext:value-type="float">
            <text:p>0.04932668579515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Conv_1_bn-FusedBatchNormV3_0</text:p>
          </table:table-cell>
          <table:table-cell office:value-type="float" office:value="0.215260550999665" calcext:value-type="float">
            <text:p>0.215260550999665</text:p>
          </table:table-cell>
          <table:table-cell office:value-type="float" office:value="0.0564505807997193" calcext:value-type="float">
            <text:p>0.056450580799719</text:p>
          </table:table-cell>
          <table:table-cell office:value-type="float" office:value="0.8374" calcext:value-type="float">
            <text:p>0.8374</text:p>
          </table:table-cell>
          <table:table-cell office:value-type="float" office:value="4" calcext:value-type="float">
            <text:p>4</text:p>
          </table:table-cell>
          <table:table-cell office:value-type="float" office:value="0.00674928900116356" calcext:value-type="float">
            <text:p>0.006749289001164</text:p>
          </table:table-cell>
          <table:table-cell office:value-type="float" office:value="0.00333268599933945" calcext:value-type="float">
            <text:p>0.003332685999339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.114533644002222" calcext:value-type="float">
            <text:p>0.114533644002222</text:p>
          </table:table-cell>
          <table:table-cell office:value-type="float" office:value="0.00261584060208406" calcext:value-type="float">
            <text:p>0.002615840602084</text:p>
          </table:table-cell>
          <table:table-cell office:value-type="string" calcext:value-type="string">
            <text:p>BatchNormalization</text:p>
          </table:table-cell>
          <table:table-cell office:value-type="float" office:value="5120" calcext:value-type="float">
            <text:p>5120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formula="of:=(SUM([.$N$4:.N41])-[.B41])/[.B41]" office:value-type="float" office:value="0.0468383498672314" calcext:value-type="float">
            <text:p>0.046838349867232</text:p>
          </table:table-cell>
          <table:table-cell table:formula="of:=ABS([.O41])" office:value-type="float" office:value="0.0468383498672314" calcext:value-type="float">
            <text:p>0.046838349867232</text:p>
          </table:table-cell>
          <table:table-cell/>
        </table:table-row>
        <table:table-row table:style-name="ro1">
          <table:table-cell office:value-type="string" calcext:value-type="string">
            <text:p>sequential-global_average_pooling2d-Mean_0</text:p>
          </table:table-cell>
          <table:table-cell office:value-type="float" office:value="0.225190311799815" calcext:value-type="float">
            <text:p>0.225190311799815</text:p>
          </table:table-cell>
          <table:table-cell office:value-type="float" office:value="0.0284286905996851" calcext:value-type="float">
            <text:p>0.028428690599685</text:p>
          </table:table-cell>
          <table:table-cell office:value-type="float" office:value="0.8104" calcext:value-type="float">
            <text:p>0.8104</text:p>
          </table:table-cell>
          <table:table-cell office:value-type="float" office:value="3.8" calcext:value-type="float">
            <text:p>3.8</text:p>
          </table:table-cell>
          <table:table-cell office:value-type="float" office:value="0.000979390999418683" calcext:value-type="float">
            <text:p>0.000979390999419</text:p>
          </table:table-cell>
          <table:table-cell office:value-type="float" office:value="0.000227764001465402" calcext:value-type="float">
            <text:p>0.000227764001465</text:p>
          </table:table-cell>
          <table:table-cell office:value-type="float" office:value="40960" calcext:value-type="float">
            <text:p>40960</text:p>
          </table:table-cell>
          <table:table-cell office:value-type="float" office:value="0.0898970390044269" calcext:value-type="float">
            <text:p>0.089897039004427</text:p>
          </table:table-cell>
          <table:table-cell office:value-type="float" office:value="0.00227586340333801" calcext:value-type="float">
            <text:p>0.002275863403338</text:p>
          </table:table-cell>
          <table:table-cell office:value-type="string" calcext:value-type="string">
            <text:p>GlobalAveragePool</text:p>
          </table:table-cell>
          <table:table-cell office:value-type="float" office:value="0" calcext:value-type="float">
            <text:p>0</text:p>
          </table:table-cell>
          <table:table-cell office:value-type="float" office:value="35840" calcext:value-type="float">
            <text:p>35840</text:p>
          </table:table-cell>
          <table:table-cell office:value-type="float" office:value="0.006412" calcext:value-type="float">
            <text:p>0.006412</text:p>
          </table:table-cell>
          <table:table-cell table:formula="of:=(SUM([.$N$4:.N42])-[.B42])/[.B42]" office:value-type="float" office:value="0.0291517345827043" calcext:value-type="float">
            <text:p>0.029151734582704</text:p>
          </table:table-cell>
          <table:table-cell table:formula="of:=ABS([.O42])" office:value-type="float" office:value="0.0291517345827043" calcext:value-type="float">
            <text:p>0.029151734582704</text:p>
          </table:table-cell>
          <table:table-cell/>
        </table:table-row>
        <table:table-row table:style-name="ro1">
          <table:table-cell office:value-type="string" calcext:value-type="string">
            <text:p>sequential-dense-MatMul_0</text:p>
          </table:table-cell>
          <table:table-cell office:value-type="float" office:value="0.235810691997176" calcext:value-type="float">
            <text:p>0.235810691997176</text:p>
          </table:table-cell>
          <table:table-cell office:value-type="float" office:value="0.0234616363974055" calcext:value-type="float">
            <text:p>0.023461636397406</text:p>
          </table:table-cell>
          <table:table-cell office:value-type="float" office:value="0.78" calcext:value-type="float">
            <text:p>0.78</text:p>
          </table:table-cell>
          <table:table-cell office:value-type="float" office:value="3.8" calcext:value-type="float">
            <text:p>3.8</text:p>
          </table:table-cell>
          <table:table-cell office:value-type="float" office:value="0.000355220006895252" calcext:value-type="float">
            <text:p>0.000355220006895</text:p>
          </table:table-cell>
          <table:table-cell office:value-type="float" office:value="0.0000978770040092059" calcext:value-type="float">
            <text:p>9.78770040092059E-05</text:p>
          </table:table-cell>
          <table:table-cell office:value-type="float" office:value="32" calcext:value-type="float">
            <text:p>32</text:p>
          </table:table-cell>
          <table:table-cell office:value-type="float" office:value="0.0708547499962151" calcext:value-type="float">
            <text:p>0.070854749996215</text:p>
          </table:table-cell>
          <table:table-cell office:value-type="float" office:value="0.00132769519696012" calcext:value-type="float">
            <text:p>0.00132769519696</text:p>
          </table:table-cell>
          <table:table-cell office:value-type="string" calcext:value-type="string">
            <text:p>MatMul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formula="of:=(SUM([.$N$4:.N43])-[.B43])/[.B43]" office:value-type="float" office:value="-0.0171989317482882" calcext:value-type="float">
            <text:p>-0.017198931748288</text:p>
          </table:table-cell>
          <table:table-cell table:formula="of:=ABS([.O43])" office:value-type="float" office:value="0.0171989317482882" calcext:value-type="float">
            <text:p>0.0171989317482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2T19:30:55.412635872</dc:date>
    <meta:editing-duration>PT50S</meta:editing-duration>
    <meta:editing-cycles>1</meta:editing-cycles>
    <meta:document-statistic meta:table-count="1" meta:cell-count="680" meta:object-count="0"/>
    <meta:generator>LibreOffice/6.0.7.3$Linux_X86_64 LibreOffice_project/00m0$Build-3</meta:generator>
  </office:meta>
</office:document-meta>
</file>